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500000065ECA2DEE8.png" manifest:media-type="image/png"/>
  <manifest:file-entry manifest:full-path="Pictures/1000007E00000A7000000A7053D5DF4D.svg" manifest:media-type="image/svg+xml"/>
  <manifest:file-entry manifest:full-path="Pictures/100000010000019800000002F66D2835.png" manifest:media-type="image/png"/>
  <manifest:file-entry manifest:full-path="Pictures/100000010000019A00000004CAD46B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adornments="Gras" style:font-family-generic="swiss" style:font-pitch="variable"/>
    <style:font-face style:name="Carlito1" svg:font-family="Carlito" style:font-adornments="Italique" style:font-family-generic="swiss" style:font-pitch="variable"/>
    <style:font-face style:name="Carlito2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">
      <style:text-properties fo:color="#494940" loext:opacity="100%" style:font-name="Carlito2" fo:font-size="10pt" fo:language="fr" fo:country="FR" fo:font-weight="normal" officeooo:rsid="003a74dc" style:font-name-asian="Source Han Sans CN Regular" style:font-size-asian="10pt" style:font-weight-asian="bold" style:font-name-complex="Lohit Devanagari1" style:font-size-complex="10pt" style:font-weight-complex="bold"/>
    </style:style>
    <style:style style:name="P2" style:family="paragraph" style:parent-style-name="Title">
      <style:text-properties officeooo:paragraph-rsid="005b98b4"/>
    </style:style>
    <style:style style:name="P3" style:family="paragraph" style:parent-style-name="Header_20_and_20_Footer">
      <style:text-properties officeooo:paragraph-rsid="006dbb12"/>
    </style:style>
    <style:style style:name="fr1" style:family="graphic" style:parent-style-name="cadre_20_infos_20_gauche">
      <style:graphic-properties fo:background-color="#f0efee" style:background-transparency="0%" draw:fill="solid" draw:fill-color="#f0efee" draw:opacity="100%" draw:wrap-influence-on-position="once-concurrent" loext:allow-overlap="true"/>
    </style:style>
    <style:style style:name="fr2" style:family="graphic" style:parent-style-name="photo_20_cv">
      <style:graphic-properties style:vertical-pos="from-top" style:vertical-rel="frame" style:horizontal-pos="from-left" style:horizontal-rel="frame" style:mirror="none" fo:clip="rect(0cm, 3.328cm, 7.7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numéro_20_de_20_pag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Cadre info diverses" text:anchor-type="paragraph" svg:width="5.5cm" svg:height="29.7cm" draw:z-index="1"><draw:text-box><draw:frame draw:style-name="fr2" draw:name="Image1" text:anchor-type="frame" svg:x="0.155cm" svg:y="0.247cm" svg:width="5.064cm" svg:height="4.343cm" draw:z-index="2"><draw:image xlink:href="Pictures/1000007E00000A7000000A7053D5DF4D.svg" xlink:type="simple" xlink:show="embed" xlink:actuate="onLoad" draw:mime-type="image/svg+xml"/><draw:image xlink:href="Pictures/100000010000006500000065ECA2DEE8.png" xlink:type="simple" xlink:show="embed" xlink:actuate="onLoad" draw:mime-type="image/png"/></draw:frame><text:h text:style-name="P2" text:outline-level="1"/></draw:text-box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adornments="Gras" style:font-family-generic="swiss" style:font-pitch="variable"/>
    <style:font-face style:name="Carlito1" svg:font-family="Carlito" style:font-adornments="Italique" style:font-family-generic="swiss" style:font-pitch="variable"/>
    <style:font-face style:name="Carlito2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Han Sans CN Regular" svg:font-family="'Source Han Sans CN Regular'" style:font-family-generic="system" style:font-pitch="variable"/>
  </office:font-face-decls>
  <office:styles>
    <draw:fill-image draw:name="ligne_20_cadre_20_titre" draw:display-name="ligne cadre titre" xlink:href="Pictures/100000010000019A00000004CAD46BE8.png" xlink:type="simple" xlink:show="embed" xlink:actuate="onLoad"/>
    <draw:fill-image draw:name="ligne_20_titres" draw:display-name="ligne titres" xlink:href="Pictures/100000010000019800000002F66D283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2" fo:font-family="Carlito" style:font-style-name="Normal" style:font-family-generic="swiss" style:font-pitch="variable" fo:font-size="11pt"/>
    </style:style>
    <style:style style:name="Heading" style:family="paragraph" style:parent-style-name="Standard" style:next-style-name="Text_20_body_20_indent" style:default-outline-level="1" style:list-style-name="" style:class="text">
      <style:paragraph-properties fo:margin-top="0.4cm" fo:margin-bottom="0.109cm" style:contextual-spacing="false" fo:text-align="start" style:justify-single-word="false" fo:keep-with-next="always"/>
      <style:text-properties style:use-window-font-color="true" loext:opacity="0%" style:font-name="Carlito2" fo:font-family="Carlito" style:font-style-name="Normal" style:font-family-generic="swiss" style:font-pitch="variable" fo:font-size="18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621cm" fo:margin-bottom="0.31cm" style:contextual-spacing="false" fo:text-align="end" style:justify-single-word="false"/>
      <style:text-properties fo:color="#0c695d" loext:opacity="100%" fo:font-size="2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21cm" style:contextual-spacing="false" fo:text-align="end" style:justify-single-word="false"/>
      <style:text-properties fo:color="#000000" loext:opacity="100%"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bitmap" draw:fill-image-name="ligne_20_titres" draw:fill-image-width="95%" draw:fill-image-height="5%" style:repeat="no-repeat" draw:fill-image-ref-point-x="0%" draw:fill-image-ref-point-y="0%" draw:fill-image-ref-point="center"/>
      <style:paragraph-properties fo:margin-top="0.52cm" fo:margin-bottom="0.21cm" style:contextual-spacing="false" fo:text-align="center" style:justify-single-word="false">
        <style:background-image xlink:href="Pictures/100000010000019800000002F66D2835.png" xlink:type="simple" xlink:actuate="onLoad" style:position="center center" style:repeat="no-repeat"/>
      </style:paragraph-properties>
      <style:text-properties fo:color="#0c695d" loext:opacity="100%" fo:font-size="18pt" fo:font-weight="normal" fo:background-color="#ffffff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>
      <style:paragraph-properties fo:margin-top="0.101cm" fo:margin-bottom="0cm" style:contextual-spacing="false" fo:line-height="115%"/>
      <style:text-properties fo:font-size="11pt"/>
    </style:style>
    <style:style style:name="contenu_20_de_20_cadre_20_intertitres" style:display-name="contenu de cadre intertitres" style:family="paragraph" style:parent-style-name="Frame_20_contents" style:next-style-name="Frame_20_contents" style:master-page-name="">
      <loext:graphic-properties draw:fill="bitmap" draw:fill-color="#729fcf" draw:fill-image-name="ligne_20_cadre_20_titre" draw:fill-image-width="100%" draw:fill-image-height="10%" style:repeat="no-repeat" draw:fill-image-ref-point-x="0%" draw:fill-image-ref-point-y="0%" draw:fill-image-ref-point="right"/>
      <style:paragraph-properties fo:margin-left="0cm" fo:margin-right="0cm" fo:margin-top="0.199cm" fo:margin-bottom="0cm" style:contextual-spacing="false" fo:text-align="center" style:justify-single-word="false" fo:text-indent="0cm" style:auto-text-indent="false" style:page-number="auto" fo:padding="0.049cm" fo:border="none" fo:keep-with-next="always">
        <style:background-image xlink:href="Pictures/100000010000019A00000004CAD46BE8.png" xlink:type="simple" xlink:actuate="onLoad" style:position="center right" style:repeat="no-repeat"/>
      </style:paragraph-properties>
      <style:text-properties style:font-name="Carlito2" fo:font-family="Carlito" style:font-style-name="Normal" style:font-family-generic="swiss" style:font-pitch="variable" fo:font-size="11pt" officeooo:rsid="00133463" fo:background-color="#f0efe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s_20_académiques" style:display-name="titres académiques" style:family="paragraph" style:parent-style-name="Text_20_body">
      <style:paragraph-properties fo:text-align="end" style:justify-single-word="false"/>
      <style:text-properties officeooo:rsid="00237fc2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.101cm" fo:margin-bottom="0.349cm" style:contextual-spacing="false" fo:text-align="end" style:justify-single-word="false" fo:text-indent="0cm" style:auto-text-indent="false"/>
      <style:text-properties fo:font-size="12pt"/>
    </style:style>
    <style:style style:name="poste_20_et_20_formation" style:display-name="poste et formation" style:family="paragraph" style:parent-style-name="Text_20_body" style:next-style-name="First_20_line_20_indent">
      <style:paragraph-properties fo:margin-top="0.101cm" fo:margin-bottom="0.049cm" style:contextual-spacing="false" fo:line-height="115%">
        <style:tab-stops>
          <style:tab-stop style:position="2cm"/>
          <style:tab-stop style:position="15cm" style:type="right"/>
        </style:tab-stops>
      </style:paragraph-properties>
      <style:text-properties fo:color="#494940" loext:opacity="100%" officeooo:rsid="0033dfa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2cm" fo:margin-right="0cm" fo:text-indent="-2cm" style:auto-text-indent="false">
        <style:tab-stops>
          <style:tab-stop style:position="3cm"/>
        </style:tab-stops>
      </style:paragraph-properties>
    </style:style>
    <style:style style:name="List_20_1" style:display-name="List 1" style:family="paragraph" style:parent-style-name="List" style:list-style-name="List_20_4" style:class="list">
      <style:paragraph-properties fo:margin-left="1cm" fo:margin-right="0cm" fo:margin-top="0cm" fo:margin-bottom="0.21cm" style:contextual-spacing="true" fo:line-height="115%" fo:text-indent="-0.4cm" style:auto-text-indent="fals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6.9cm" style:type="center"/>
          <style:tab-stop style:position="13.801cm" style:type="right"/>
        </style:tab-stops>
      </style:paragraph-properties>
      <style:text-properties fo:color="#0c695d" loext:opacity="100%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1cm" style:type="right"/>
        </style:tab-stops>
      </style:paragraph-properties>
    </style:style>
    <style:style style:name="tableau_20_niveau_20_ton_20_sur_20_ton" style:display-name="tableau niveau ton sur ton" style:family="text">
      <style:text-properties fo:color="#0c695d" loext:opacity="100%" style:font-name="Carlito2" fo:font-family="Carlito" style:font-style-name="Normal" style:font-family-generic="swiss" style:font-pitch="variable" fo:font-size="7pt" officeooo:rsid="001950f0"/>
    </style:style>
    <style:style style:name="Numbering_20_Symbols" style:display-name="Numbering Symbols" style:family="text">
      <style:text-properties fo:color="#0c695d" loext:opacity="100%" style:font-name="Carlito2" fo:font-family="Carlito" style:font-style-name="Normal" style:font-family-generic="swiss" style:font-pitch="variable"/>
    </style:style>
    <style:style style:name="Emphasis" style:family="text">
      <style:text-properties style:font-name="Carlito1" fo:font-family="Carlito" style:font-style-name="Italique" style:font-family-generic="swiss" style:font-pitch="variable" fo:font-style="italic" style:font-style-asian="italic" style:font-style-complex="italic"/>
    </style:style>
    <style:style style:name="Strong_20_Emphasis" style:display-name="Strong Emphasis" style:family="text">
      <style:text-properties style:font-name="Carlito" fo:font-family="Carlito" style:font-style-name="Gras" style:font-family-generic="swiss" style:font-pitch="variable" fo:font-weight="bold"/>
    </style:style>
    <style:style style:name="Footnote_20_anchor" style:display-name="Footnote anchor" style:family="text">
      <style:text-properties style:text-position="super 58%" style:font-name="Carlito2" fo:font-family="Carlito" style:font-style-name="Normal" style:font-family-generic="swiss" style:font-pitch="variable"/>
    </style:style>
    <style:style style:name="Endnote_20_anchor" style:display-name="Endnote anchor" style:family="text">
      <style:text-properties style:text-position="super 58%" style:font-name="Carlito2" fo:font-family="Carlito" style:font-style-name="Normal" style:font-family-generic="swiss" style:font-pitch="variable"/>
    </style:style>
    <style:style style:name="Caption_20_characters" style:display-name="Caption characters" style:family="text">
      <style:text-properties style:font-name="Carlito2" fo:font-family="Carlito" style:font-style-name="Normal" style:font-family-generic="swiss" style:font-pitch="variable"/>
    </style:style>
    <style:style style:name="Footnote_20_Symbol" style:display-name="Footnote Symbol" style:family="text">
      <style:text-properties style:font-name="Carlito2" fo:font-family="Carlito" style:font-style-name="Normal" style:font-family-generic="swiss" style:font-pitch="variable"/>
    </style:style>
    <style:style style:name="Endnote_20_Symbol" style:display-name="Endnote Symbol" style:family="text">
      <style:text-properties style:font-name="Carlito2" fo:font-family="Carlito" style:font-style-name="Normal" style:font-family-generic="swiss" style:font-pitch="variable"/>
    </style:style>
    <style:style style:name="Vertical_20_Numbering_20_Symbols" style:display-name="Vertical Numbering Symbols" style:family="text">
      <style:text-properties style:font-name="Carlito2" fo:font-family="Carlito" style:font-style-name="Normal" style:font-family-generic="swiss" style:font-pitch="variable" style:text-rotation-angle="90" style:text-rotation-scale="line-height"/>
    </style:style>
    <style:style style:name="Citation" style:family="text">
      <style:text-properties style:font-name="Carlito1" fo:font-family="Carlito" style:font-style-name="Italique" style:font-family-generic="swiss" style:font-pitch="variable" fo:font-style="italic" style:font-style-asian="italic" style:font-style-complex="italic"/>
    </style:style>
    <style:style style:name="Definition" style:family="text">
      <style:text-properties style:font-name="Carlito2" fo:font-family="Carlito" style:font-style-name="Normal" style:font-family-generic="swiss" style:font-pitch="variable"/>
    </style:style>
    <style:style style:name="Main_20_index_20_entry" style:display-name="Main index entry" style:family="text">
      <style:text-properties style:font-name="Carlito" fo:font-family="Carlito" style:font-style-name="Gras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27647b" loext:opacity="100%" style:font-name="Carlito2" fo:font-family="Carlito" style:font-style-name="Normal" style:font-family-generic="swiss" style:font-pitch="variabl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b42f32" loext:opacity="100%" style:font-name="Carlito2" fo:font-family="Carlito" style:font-style-name="Normal" style:font-family-generic="swiss" style:font-pitch="variable" fo:language="zxx" fo:country="none" style:text-underline-style="none" style:language-asian="zxx" style:country-asian="none" style:language-complex="zxx" style:country-complex="none"/>
    </style:style>
    <style:style style:name="Page_20_Number" style:display-name="Page Number" style:family="text">
      <style:text-properties style:font-name="Carlito2" fo:font-family="Carlito" style:font-style-name="Normal" style:font-family-generic="swiss" style:font-pitch="variable"/>
    </style:style>
    <style:style style:name="Line_20_numbering" style:display-name="Line numbering" style:family="text">
      <style:text-properties style:font-name="Carlito2" fo:font-family="Carlito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>
      <style:text-properties style:font-name="Carlito2" fo:font-family="Carlito" style:font-style-name="Normal" style:font-family-generic="swiss" style:font-pitch="variable"/>
    </style:style>
    <style:style style:name="Variable" style:family="text">
      <style:text-properties style:font-name="Carlito1" fo:font-family="Carlito" style:font-style-name="Italique" style:font-family-generic="swiss" style:font-pitch="variable"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cadre_20_infos_20_gauche" style:display-name="cadre infos gauche" style:family="graphic" style:parent-style-name="Frame">
      <style:graphic-properties svg:width="5.5cm" svg:height="29.7cm" svg:x="0cm" svg:y="0cm" fo:margin-left="0cm" fo:margin-right="0.101cm" fo:margin-top="0cm" fo:margin-bottom="0cm" style:protect="size position" style:wrap="parallel" style:number-wrapped-paragraphs="no-limit" style:wrap-contour="false" style:vertical-pos="top" style:vertical-rel="page" style:horizontal-pos="left" style:horizontal-rel="page" fo:background-color="#f0efee" style:background-transparency="0%" draw:fill="solid" draw:fill-color="#f0efee" draw:opacity="100%" fo:padding-left="0.15cm" fo:padding-right="0.15cm" fo:padding-top="2cm" fo:padding-bottom="1.499cm" fo:border="none" draw:wrap-influence-on-position="once-concurrent" loext:allow-overlap="true"/>
    </style:style>
    <style:style style:name="photo_20_cv" style:display-name="photo cv" style:family="graphic" style:parent-style-name="Graphics">
      <style:graphic-properties svg:width="5.001cm" svg:height="4.306cm" svg:x="0.25cm" svg:y="0.499cm" fo:margin-left="0cm" fo:margin-right="0cm" fo:margin-top="0cm" fo:margin-bottom="0.499cm" style:wrap="dynamic" style:number-wrapped-paragraphs="no-limit" style:wrap-contour="false" style:vertical-pos="from-top" style:vertical-rel="page" style:horizontal-pos="center" style:horizontal-rel="page" fo:background-color="transparent" draw:fill="none" draw:fill-color="#729fcf" draw:wrap-influence-on-position="once-concurrent" loext:allow-overlap="true"/>
    </style:style>
    <style:style style:name="numéro_20_de_20_page" style:display-name="numéro de page" style:family="graphic" style:parent-style-name="Frame">
      <style:graphic-properties svg:width="5.5cm" svg:height="0.88cm" svg:x="-5.701cm" svg:y="0.15cm" fo:margin-left="0.201cm" fo:margin-right="0.201cm" fo:margin-top="0.201cm" fo:margin-bottom="0.201cm" style:wrap="parallel" style:number-wrapped-paragraphs="no-limit" style:wrap-contour="false" style:vertical-pos="from-top" style:vertical-rel="paragraph" style:horizontal-pos="left" style:horizontal-rel="page" fo:background-color="#f0efee" style:background-transparency="0%" draw:fill="solid" draw:fill-color="#f0efee" draw:opacity="100%" fo:padding="0.15cm" fo:border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▸%2%" style:num-prefix="▸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4" style:display-name="List 4">
      <text:list-level-style-bullet text:level="1" text:style-name="Numbering_20_Symbols" loext:num-list-format="%1%" text:bullet-char="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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fr" number:country="FR">
      <number:month number:style="long" number:textual="true"/>
      <number:text> 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and_20_Footer">
      <style:text-properties officeooo:paragraph-rsid="006dbb12"/>
    </style:style>
    <style:style style:name="Mfr1" style:family="graphic" style:parent-style-name="numéro_20_de_20_page">
      <style:graphic-properties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0.6cm" fo:margin-left="5.9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Numéro de page" text:anchor-type="paragraph" svg:x="-5.701cm" svg:y="-0.349cm" svg:width="4.881cm" draw:z-index="0"><draw:text-box fo:min-height="1.08cm"><text:p text:style-name="MP1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4:23:43.607604049</meta:creation-date>
    <dc:title>CV Filets turquoise</dc:title>
    <meta:editing-cycles>34</meta:editing-cycles>
    <meta:editing-duration>PT7H30M51S</meta:editing-duration>
    <meta:generator>LibreOfficeDev/25.2.0.0.alpha0$Linux_X86_64 LibreOffice_project/b572bf6a716cd0e4da07cb0bcc6a9861077c1895</meta:generator>
    <dc:date>2024-08-23T17:29:46.660726486</dc:date>
    <meta:print-date>2024-06-09T10:47:32.938896357</meta:print-date>
    <meta:printed-by>PDF files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